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fo:color="#666666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d16349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d16349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666666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d16349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d16349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d16349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d16349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d16349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666666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a5a5a5" fo:font-style="italic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fo:color="#a5a5a5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666666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cccccc" fo:font-style="italic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fo:color="#cccccc" fo:font-style="itali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fo:color="#666666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666666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MAKEPHAR</text:span></text:p>
      <text:p text:style-name="P1"><text:span text:style-name="T2">Para usar este conversor de diretórios em PHAR siga os passos:</text:span></text:p>
      <text:list text:style-name="L2">
        <text:list-item>
          <text:p text:style-name="P2"><text:span text:style-name="T3">Copie o conteúdo do diretório 'www' para seu servidor web;</text:span><text:span text:style-name="T4"/></text:p>
        </text:list-item>
        <text:list-item>
          <text:p text:style-name="P2"><text:span text:style-name="T5">Aponte o seu navegador web para o arquivo 'index.php';<text:s/></text:span><text:span text:style-name="T6"/></text:p>
        </text:list-item>
      </text:list>
      <text:p text:style-name="P3"><text:span text:style-name="T7">Uma interface web será mostrada com as configurações do MAKEPHAR.</text:span><text:span text:style-name="T8">.</text:span><text:span text:style-name="T9"/></text:p>
      <text:list text:style-name="L4">
        <text:list-item>
          <text:p text:style-name="P4"><text:span text:style-name="T10">Selecione o diretório que contenha sua aplicação web (site em PHP);</text:span><text:span text:style-name="T11"/></text:p>
        </text:list-item>
        <text:list-item>
          <text:p text:style-name="P4"><text:span text:style-name="T12">Selecione o local onde será criado o arquivo resultante. O arquivo deve ter a extenção '.phar' e não pode ser localizado no mesma diretório do ítem 1.</text:span><text:span text:style-name="T13"/></text:p>
        </text:list-item>
        <text:list-item>
          <text:p text:style-name="P4"><text:span text:style-name="T14">Marque a opção de 'Compactação';</text:span><text:span text:style-name="T15"/></text:p>
        </text:list-item>
        <text:list-item>
          <text:p text:style-name="P4"><text:span text:style-name="T16">Clique no botao 'Criar Arquivo PHAR';</text:span><text:span text:style-name="T17"/></text:p>
        </text:list-item>
      </text:list>
      <text:p text:style-name="P5"><text:span text:style-name="T18">Todo o projeto 'make' também pode ser convertido em Phar para posteriores utilizações, bastando usar o próprio MAKEPHAR para isso. Caso o servidor onde for usar o 'make.phar' não reconheça arquivos desse tipo você terá duas opções:</text:span></text:p>
      <text:list text:style-name="L6">
        <text:list-item>
          <text:p text:style-name="P6"><text:span text:style-name="T19">Configure seu servidor web para considerar a extensão<text:s text:c="2"/>".phar" como um executável pelo PHP (</text:span><text:span text:style-name="T20">no Apache adicione essa linha:<text:s text:c="2"/></text:span><text:span text:style-name="T21">AddType application/x-httpd-php .phar<text:s/></text:span><text:span text:style-name="T22">);</text:span><text:span text:style-name="T23"/></text:p>
        </text:list-item>
        <text:list-item>
          <text:p text:style-name="P6"><text:span text:style-name="T24">Renomei a extençaõ do arquivo para ".php"<text:s/></text:span><text:span text:style-name="T25">(<text:s/></text:span><text:span text:style-name="T26">Ex.:- make.phar -&gt;<text:s/></text:span><text:span text:style-name="T27">make.php<text:s/></text:span><text:span text:style-name="T28">).<text:s/></text:span><text:span text:style-name="T29"/></text:p>
        </text:list-item>
      </text:list>
      <text:p text:style-name="P7"><text:span text:style-name="T30"/></text:p>
      <text:p text:style-name="P7"><text:span text:style-name="T31">Contatos:</text:span><text:span text:style-name="T32"/></text:p>
      <text:p text:style-name="P8"><text:span text:style-name="T32">Skype: neosphp</text:span></text:p>
      <text:p text:style-name="P8"><text:span text:style-name="T32">Email: prbr@ymail.com</text:span><text:span text:style-name="T3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